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4.44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7.211cm"/>
    </style:style>
    <style:style style:name="co7" style:family="table-column">
      <style:table-column-properties fo:break-before="auto" style:column-width="4.8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weight-complex="normal" fo:font-style="italic" fo:font-size="10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name="Liberation Sans" style:text-emphasize="none" style:font-relief="none" style:text-overline-style="none" style:text-overline-color="font-color"/>
    </style:style>
    <style:style style:name="T5" style:family="text">
      <style:text-properties style:font-weight-complex="normal" fo:font-size="10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name="Liberation Sans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Liberation Sans" fo:font-size="10pt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CO" style:text-line-through-mode="continuous" fo:text-shadow="none" style:text-outline="false" fo:font-style="italic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style:font-name="Liberation Sans" fo:font-size="10pt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CO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Links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User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star todos los Lin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2">/</text:span><text:span text:style-name="T3">api</text:span>/v1/links</text:p>
          </table:table-cell>
          <table:table-cell table:number-columns-repeated="2"/>
          <table:table-cell table:style-name="ce2" office:value-type="string" calcext:value-type="string">
            <text:p>Listar todos los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4">/</text:span><text:span text:style-name="T5">api/v1/</text:span>us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información de un lin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v1/</text:span>links/:id</text:p>
          </table:table-cell>
          <table:table-cell table:number-columns-repeated="2"/>
          <table:table-cell table:style-name="ce2" office:value-type="string" calcext:value-type="string">
            <text:p>Ver información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1">/api/v1/users</text:span>/: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regar un nuevo Link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/api/v1/</text:span>links</text:p>
          </table:table-cell>
          <table:table-cell table:number-columns-repeated="2"/>
          <table:table-cell table:style-name="ce2" office:value-type="string" calcext:value-type="string">
            <text:p>Registrar un nuevo Use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<text:span text:style-name="T1">/api/v1/</text:span>us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ar un Link existen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api/v1/</text:span>links/:id</text:p>
          </table:table-cell>
          <table:table-cell table:number-columns-repeated="2"/>
          <table:table-cell table:style-name="ce2" office:value-type="string" calcext:value-type="string">
            <text:p>Editar un User existen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<text:span text:style-name="T1">/api/v1/users</text:span>/: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r un Link existen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api/v1/</text:span>links/:id</text:p>
          </table:table-cell>
          <table:table-cell table:number-columns-repeated="2"/>
          <table:table-cell table:style-name="ce2" office:value-type="string" calcext:value-type="string">
            <text:p><text:span text:style-name="T1">Remover un User</text:span> existen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<text:span text:style-name="T1">/api/v1/users</text:span>/:id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Listar todos los Links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4">/</text:span><text:span text:style-name="T5">api/v1/</text:span>:user/links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pan text:style-name="T1">Listar todos los SocialNetworks</text:span> de un User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<text:span text:style-name="T6">/</text:span><text:span text:style-name="T7">api/v1/:user/social-networks</text:span>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SocialNetworks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ar todos los SocialNetwor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4">/</text:span><text:span text:style-name="T5">api/v1/</text:span>social-networ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 información de un SocialNetwor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v1/social-networks</text:span>/: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regar un nuevo SocialNetwork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/api/v1/</text:span>social-networ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ditar un SocialNetworks</text:span> existen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api/v1/social-networks</text:span>/: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Remover un SocialNetworks</text:span> existen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api/v1/social-networks</text:span>/:i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0:45:56.8036796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08:16.049613963</meta:creation-date>
    <dc:date>2021-02-20T13:47:00.166005835</dc:date>
    <meta:editing-duration>PT2H58M4S</meta:editing-duration>
    <meta:editing-cycles>3</meta:editing-cycles>
    <meta:generator>LibreOffice/6.4.6.2$Linux_X86_64 LibreOffice_project/40$Build-2</meta:generator>
    <meta:document-statistic meta:table-count="1" meta:cell-count="54" meta:object-count="0"/>
  </office:meta>
</office:document-meta>
</file>